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5in" fo:margin-left="0.0535in" table:align="left"/>
    </style:style>
    <style:style style:name="Table1.A" style:family="table-column">
      <style:table-column-properties style:column-width="6.875in"/>
    </style:style>
    <style:style style:name="Table1.1" style:family="table-row">
      <style:table-row-properties style:min-row-height="0.6847in"/>
    </style:style>
    <style:style style:name="Table1.A1" style:family="table-cell">
      <style:table-cell-properties fo:padding="0.0382in" fo:border="0.05pt solid #000000"/>
    </style:style>
    <style:style style:name="Table2" style:family="table">
      <style:table-properties style:width="6.875in" fo:margin-left="0.0535in" table:align="left"/>
    </style:style>
    <style:style style:name="Table2.A" style:family="table-column">
      <style:table-column-properties style:column-width="6.875in"/>
    </style:style>
    <style:style style:name="Table2.1" style:family="table-row">
      <style:table-row-properties style:min-row-height="1.875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9.2486in"/>
    </style:style>
    <style:style style:name="Table3.A1" style:family="table-cell">
      <style:table-cell-properties fo:padding="0.0382in" fo:border="0.05pt solid #000000"/>
    </style:style>
    <style:style style:name="P1" style:family="paragraph" style:parent-style-name="Standard">
      <style:text-properties officeooo:paragraph-rsid="0005631e"/>
    </style:style>
    <style:style style:name="P2" style:family="paragraph" style:parent-style-name="Preformatted_20_Text">
      <style:paragraph-properties fo:margin-top="0in" fo:margin-bottom="0.1965in" loext:contextual-spacing="false"/>
    </style:style>
    <style:style style:name="P3" style:family="paragraph" style:parent-style-name="Text_20_body">
      <style:text-properties fo:font-size="9pt" style:font-size-asian="9pt" style:font-size-complex="9pt"/>
    </style:style>
    <style:style style:name="P4" style:family="paragraph" style:parent-style-name="Text_20_body">
      <style:paragraph-properties fo:margin-top="0in" fo:margin-bottom="0in" loext:contextual-spacing="false"/>
      <style:text-properties fo:font-size="9pt" style:font-size-asian="9pt" style:font-size-complex="9pt"/>
    </style:style>
    <style:style style:name="P5" style:family="paragraph" style:parent-style-name="Table_20_Contents">
      <style:text-properties officeooo:paragraph-rsid="0005631e"/>
    </style:style>
    <style:style style:name="P6" style:family="paragraph" style:parent-style-name="Table_20_Contents">
      <style:text-properties officeooo:paragraph-rsid="0006df79"/>
    </style:style>
    <style:style style:name="P7" style:family="paragraph" style:parent-style-name="Heading_20_1">
      <style:paragraph-properties fo:break-before="page"/>
      <style:text-properties officeooo:paragraph-rsid="0005631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Preformatted_20_Text">
      <loext:graphic-properties draw:fill="solid" draw:fill-color="#2b2b2b" draw:opacity="100%"/>
      <style:paragraph-properties fo:background-color="#2b2b2b"/>
      <style:text-properties fo:color="#808080" style:font-name="DejaVu Sans Mono" fo:font-size="11.3000001907349pt"/>
    </style:style>
    <style:style style:name="P13" style:family="paragraph" style:parent-style-name="Preformatted_20_Text">
      <loext:graphic-properties draw:fill="solid" draw:fill-color="#2b2b2b" draw:opacity="100%"/>
      <style:paragraph-properties fo:background-color="#2b2b2b"/>
      <style:text-properties fo:color="#a9b7c6" style:font-name="DejaVu Sans Mono" fo:font-size="11.3000001907349pt"/>
    </style:style>
    <style:style style:name="P14" style:family="paragraph" style:parent-style-name="Preformatted_20_Text">
      <loext:graphic-properties draw:fill="solid" draw:fill-color="#2b2b2b" draw:opacity="100%"/>
      <style:paragraph-properties fo:background-color="#2b2b2b"/>
      <style:text-properties fo:color="#a9b7c6"/>
    </style:style>
    <style:style style:name="P15" style:family="paragraph" style:parent-style-name="Preformatted_20_Text">
      <style:text-properties officeooo:paragraph-rsid="0005631e"/>
    </style:style>
    <style:style style:name="P16"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1.3000001907349pt"/>
    </style:style>
    <style:style style:name="T1" style:family="text">
      <style:text-properties fo:font-size="10pt" style:font-size-asian="10pt" style:font-size-complex="10pt"/>
    </style:style>
    <style:style style:name="T2" style:family="text">
      <style:text-properties fo:font-size="10pt" fo:font-weight="bold" officeooo:rsid="0006df79" style:font-size-asian="10pt" style:font-weight-asian="bold" style:font-size-complex="10pt" style:font-weight-complex="bold"/>
    </style:style>
    <style:style style:name="T3" style:family="text">
      <style:text-properties officeooo:rsid="00057ae8"/>
    </style:style>
    <style:style style:name="T4" style:family="text">
      <style:text-properties style:font-name="DejaVu Sans Mono" fo:font-size="11.3000001907349pt"/>
    </style:style>
    <style:style style:name="T5" style:family="text">
      <style:text-properties fo:color="#a9b7c6" style:font-name="DejaVu Sans Mono" fo:font-size="11.3000001907349pt" style:font-size-asian="10pt" style:font-size-complex="10pt"/>
    </style:style>
    <style:style style:name="T6" style:family="text">
      <style:text-properties fo:color="#cc7832"/>
    </style:style>
    <style:style style:name="T7" style:family="text">
      <style:text-properties fo:color="#cc7832" style:font-name="DejaVu Sans Mono" fo:font-size="11.3000001907349pt"/>
    </style:style>
    <style:style style:name="T8" style:family="text">
      <style:text-properties fo:color="#cc7832" style:font-name="DejaVu Sans Mono" fo:font-size="11.3000001907349pt" style:font-size-asian="10pt" style:font-size-complex="10pt"/>
    </style:style>
    <style:style style:name="T9" style:family="text">
      <style:text-properties fo:color="#ffc66d"/>
    </style:style>
    <style:style style:name="T10" style:family="text">
      <style:text-properties fo:color="#6897bb"/>
    </style:style>
    <style:style style:name="T11" style:family="text">
      <style:text-properties fo:color="#6897bb" style:font-name="DejaVu Sans Mono" fo:font-size="11.3000001907349pt"/>
    </style:style>
    <style:style style:name="T12" style:family="text">
      <style:text-properties fo:color="#8888c6" style:font-name="DejaVu Sans Mono" fo:font-size="11.3000001907349pt"/>
    </style:style>
    <style:style style:name="T13" style:family="text">
      <style:text-properties fo:color="#6a8759" style:font-name="DejaVu Sans Mono" fo:font-size="11.3000001907349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o-now-303"/>Do Now <text:span text:style-name="T3">5</text:span>.03</text:h>
      <text:p text:style-name="Text_20_body">Open up the terminal. Paste the following code into the editor:</text:p>
      <text:p text:style-name="Preformatted_20_Text"><text:bookmark-start text:name="__DdeLink__258_1562491076"/><text:span text:style-name="Source_20_Text">import random</text:span></text:p>
      <text:p text:style-name="Preformatted_20_Text"><text:span text:style-name="Source_20_Text"># inputs: <text:s/>x (int), y (int)</text:span></text:p>
      <text:p text:style-name="Preformatted_20_Text"><text:span text:style-name="Source_20_Text"># outputs: int </text:span></text:p>
      <text:p text:style-name="Preformatted_20_Text"><text:span text:style-name="Source_20_Text"># 50% returns sum of x and y, 50% returns product of x and y</text:span></text:p>
      <text:p text:style-name="Preformatted_20_Text"><text:span text:style-name="Source_20_Text">def mystery_function(x, y):</text:span></text:p>
      <text:p text:style-name="Preformatted_20_Text"><text:span text:style-name="Source_20_Text"><text:s text:c="4"/>random_number = random.randint(0,1)</text:span></text:p>
      <text:p text:style-name="Preformatted_20_Text"><text:span text:style-name="Source_20_Text"><text:s text:c="4"/>if random_number &gt; 0: </text:span></text:p>
      <text:p text:style-name="Preformatted_20_Text"><text:span text:style-name="Source_20_Text"><text:s text:c="8"/>z = x + y </text:span></text:p>
      <text:p text:style-name="Preformatted_20_Text"><text:span text:style-name="Source_20_Text"><text:s text:c="4"/>else: </text:span></text:p>
      <text:p text:style-name="Preformatted_20_Text"><text:span text:style-name="Source_20_Text"><text:s text:c="8"/>z = x * y</text:span></text:p>
      <text:p text:style-name="Preformatted_20_Text"><text:span text:style-name="Source_20_Text"><text:s text:c="4"/>return z</text:span></text:p>
      <text:p text:style-name="P2"><text:span text:style-name="Source_20_Text">mystery_function(1, 2)</text:span><text:bookmark-end text:name="__DdeLink__258_1562491076"/></text:p>
      <text:p text:style-name="Text_20_body">What happens when your run this code? How do you know what the result was?<text:line-break/></text:p>
      <table:table table:name="Table1" table:style-name="Table1">
        <table:table-column table:style-name="Table1.A"/>
        <table:table-row table:style-name="Table1.1">
          <table:table-cell table:style-name="Table1.A1" office:value-type="string">
            <text:p text:style-name="P6"><text:span text:style-name="Source_20_Text"><text:span text:style-name="T2">When I run this code, nothing gets printed. I know what the result was since z is only returned not printed.</text:span></text:span></text:p>
          </table:table-cell>
        </table:table-row>
      </table:table>
      <text:p text:style-name="Text_20_body"/>
      <text:p text:style-name="Text_20_body">Keeping the function the same, rewrite the code to print out the value that the function returns.</text:p>
      <text:p text:style-name="P1"/>
      <table:table table:name="Table2" table:style-name="Table2">
        <table:table-column table:style-name="Table2.A"/>
        <table:table-row table:style-name="Table2.1">
          <table:table-cell table:style-name="Table2.A1" office:value-type="string">
            <text:p text:style-name="P15"><text:span text:style-name="Source_20_Text"><text:span text:style-name="T8">import </text:span></text:span><text:span text:style-name="Source_20_Text"><text:span text:style-name="T5">random</text:span></text:span></text:p>
            <text:p text:style-name="P12"># inputs: <text:s/>x (int), y (int)</text:p>
            <text:p text:style-name="P12"># outputs: int</text:p>
            <text:p text:style-name="P12"># 50% returns sum of x and y, 50% returns product of x and y</text:p>
            <text:p text:style-name="P13"><text:span text:style-name="T6">def </text:span><text:span text:style-name="T9">mystery_function</text:span>(x<text:span text:style-name="T6">, </text:span>y):</text:p>
            <text:p text:style-name="P14"><text:s text:c="4"/><text:span text:style-name="T4">random_number = random.randint(</text:span><text:span text:style-name="T11">0</text:span><text:span text:style-name="T7">, </text:span><text:span text:style-name="T11">1</text:span><text:span text:style-name="T4">)</text:span></text:p>
            <text:p text:style-name="P14"><text:s text:c="4"/><text:span text:style-name="T7">if </text:span><text:span text:style-name="T4">random_number &gt; </text:span><text:span text:style-name="T11">0</text:span><text:span text:style-name="T4">:</text:span></text:p>
            <text:p text:style-name="P14"><text:s text:c="8"/><text:span text:style-name="T4">z = x + y</text:span></text:p>
            <text:p text:style-name="P14"><text:s text:c="4"/><text:span text:style-name="T7">else</text:span><text:span text:style-name="T4">:</text:span></text:p>
            <text:p text:style-name="P14"><text:s text:c="8"/><text:span text:style-name="T4">z = x * y</text:span></text:p>
            <text:p text:style-name="P14"><text:s text:c="4"/><text:span text:style-name="T12">print</text:span><text:span text:style-name="T4">(z)</text:span></text:p>
            <text:p text:style-name="P14"><text:s text:c="4"/><text:span text:style-name="T7">return </text:span><text:span text:style-name="T13">''</text:span></text:p>
            <text:p text:style-name="P16">mystery_function(<text:span text:style-name="T10">1</text:span><text:span text:style-name="T6">, </text:span><text:span text:style-name="T10">2</text:span>)</text:p>
            <text:p text:style-name="P5"><text:span text:style-name="Source_20_Text"><text:span text:style-name="T1"/></text:span></text:p>
          </table:table-cell>
        </table:table-row>
      </table:table>
      <text:h text:style-name="P7" text:outline-level="1"><text:bookmark text:name="lab-303---war-card-game"/>Lab <text:span text:style-name="T3">5</text:span>.03 - War (Card Game)</text:h>
      <text:p text:style-name="Text_20_body">1) Create a program that lets a user play a <text:span text:style-name="Strong_20_Emphasis">simplified</text:span> version of the card game <text:a xlink:type="simple" xlink:href="http://www.pagat.com/war/war.html" office:target-frame-name="_blank" xlink:show="new" text:style-name="Internet_20_link" text:visited-style-name="Visited_20_Internet_20_Link">'War'</text:a>. In this version, the users will share a single deck of cards and cards will not be added back to the deck after they have been played.</text:p>
      <text:p text:style-name="Text_20_body">Your game should:</text:p>
      <text:list xml:id="list3098103168" text:style-name="L1">
        <text:list-item>
          <text:p text:style-name="P10"><text:bookmark-start text:name="__DdeLink__260_1562491076"/>Start with a given shuffled deck variable<text:bookmark-end text:name="__DdeLink__260_1562491076"/> (shuffle function comes from python's random library, more details below)</text:p>
        </text:list-item>
        <text:list-item>
          <text:p text:style-name="P10"><text:bookmark-start text:name="__DdeLink__263_1562491076"/>Ask for player1 and player2's names.<text:bookmark-end text:name="__DdeLink__263_1562491076"/></text:p>
        </text:list-item>
        <text:list-item>
          <text:p text:style-name="P8"><text:bookmark-start text:name="__DdeLink__265_1562491076"/>Have a function <text:span text:style-name="Source_20_Text">player_turn</text:span><text:bookmark-end text:name="__DdeLink__265_1562491076"/>, with the contract shown below:</text:p>
        </text:list-item>
      </text:list>
      <text:p text:style-name="Preformatted_20_Text"><text:bookmark-start text:name="__DdeLink__267_1562491076"/><text:span text:style-name="Source_20_Text"># name: player_turn</text:span></text:p>
      <text:p text:style-name="Preformatted_20_Text"><text:span text:style-name="Source_20_Text"># purpose: takes in a player name and draws/removes a card from the deck, prints "user drew card x", and returns the value</text:span></text:p>
      <text:p text:style-name="Preformatted_20_Text"><text:span text:style-name="Source_20_Text"># input: player_name as string, deck as list</text:span></text:p>
      <text:p text:style-name="P2"><text:span text:style-name="Source_20_Text"># returns: integer</text:span><text:bookmark-end text:name="__DdeLink__267_1562491076"/></text:p>
      <text:list xml:id="list3222497466" text:style-name="L2">
        <text:list-item>
          <text:p text:style-name="P11">Have a <text:bookmark-start text:name="__DdeLink__272_1875505334"/>function <text:span text:style-name="Source_20_Text">compare_scores</text:span> that takes in the two integers representing the cards drawn and compares the card values. Make sure to write the contract for <text:span text:style-name="Source_20_Text">compare_scores</text:span>!<text:bookmark-end text:name="__DdeLink__272_1875505334"/></text:p>
        </text:list-item>
        <text:list-item>
          <text:p text:style-name="P11">For simplicity <text:bookmark-start text:name="__DdeLink__274_1875505334"/>Jacks will be represented as 11, Queens will be represented as 12, Kings will be represented as 13, and Aces will be represented as 14<text:bookmark-end text:name="__DdeLink__274_1875505334"/></text:p>
        </text:list-item>
        <text:list-item>
          <text:p text:style-name="P11">For simplicity the <text:bookmark-start text:name="__DdeLink__276_1875505334"/>suit does not matter<text:bookmark-end text:name="__DdeLink__276_1875505334"/></text:p>
        </text:list-item>
        <text:list-item>
          <text:p text:style-name="P11">Include a <text:bookmark-start text:name="__DdeLink__278_1875505334"/>while loop that keeps the game running until there are no cards in the deck.<text:bookmark-end text:name="__DdeLink__278_1875505334"/></text:p>
        </text:list-item>
        <text:list-item>
          <text:p text:style-name="P11">If there is a <text:bookmark-start text:name="__DdeLink__280_1875505334"/>tie, there is "war"<text:bookmark-end text:name="__DdeLink__280_1875505334"/>. <text:bookmark-start text:name="__DdeLink__282_1875505334"/>Take the next two cards an whoever wins that gets all four cards (including the previous tied cards). If there is another tie, continue taking the next two cards until there a winner. The winner takes all the "war" cards.<text:bookmark-end text:name="__DdeLink__282_1875505334"/></text:p>
        </text:list-item>
        <text:list-item>
          <text:p text:style-name="P11"><text:bookmark-start text:name="__DdeLink__284_1875505334"/>Keep track of the score.<text:bookmark-end text:name="__DdeLink__284_1875505334"/></text:p>
        </text:list-item>
        <text:list-item>
          <text:p text:style-name="P11">Player who <text:bookmark-start text:name="__DdeLink__286_1875505334"/>won the most number of cards wins.<text:bookmark-end text:name="__DdeLink__286_1875505334"/></text:p>
        </text:list-item>
        <text:list-item>
          <text:p text:style-name="P9"><text:bookmark-start text:name="__DdeLink__288_1875505334"/>Declare the name of the winner and final score at the end of the game.<text:bookmark-end text:name="__DdeLink__288_1875505334"/></text:p>
        </text:list-item>
      </text:list>
      <text:h text:style-name="Heading_20_2" text:outline-level="2"><text:bookmark text:name="sample-output"/>Sample Output</text:h>
      <text:p text:style-name="P3">Player 1's name: Pat<text:line-break/>Player 2's name: Sam</text:p>
      <text:p text:style-name="P3">Pat drew card 8<text:line-break/>Sam drew card 9<text:line-break/>Sam has high card<text:line-break/>Pat: 0<text:line-break/>Sam: 2</text:p>
      <text:p text:style-name="P3">Pat drew card 9<text:line-break/>Sam drew card 8<text:line-break/>Pat has high card<text:line-break/>Pat: 2<text:line-break/>Sam: 2</text:p>
      <text:p text:style-name="P3"><text:soft-page-break/>Pat drew card 7<text:line-break/>Sam drew card 7<text:line-break/>War<text:line-break/>Pat: 2<text:line-break/>Sam: 2</text:p>
      <text:p text:style-name="P3">Pat drew card 5<text:line-break/>Sam drew card 6<text:line-break/>Sam has high card<text:line-break/>Sam wins war of 4 cards<text:line-break/>Pat: 2<text:line-break/>Sam: 6</text:p>
      <text:p text:style-name="P3">Pat drew card 13<text:line-break/>Sam drew card 14<text:line-break/>Sam has high card<text:line-break/>Pat: 2<text:line-break/>Sam: 8</text:p>
      <text:p text:style-name="P3">Pat drew card 6<text:line-break/>Sam drew card 12<text:line-break/>Sam has high card<text:line-break/>Pat: 2<text:line-break/>Sam: 10</text:p>
      <text:p text:style-name="P3">Pat drew card 4<text:line-break/>Sam drew card 8<text:line-break/>Sam has high card<text:line-break/>Pat: 2<text:line-break/>Sam: 12</text:p>
      <text:p text:style-name="P3">Pat drew card 12<text:line-break/>Sam drew card 2<text:line-break/>Pat has high card<text:line-break/>Pat: 4 Sam: 12</text:p>
      <text:p text:style-name="P3">Pat drew card 7<text:line-break/>Sam drew card 13<text:line-break/>Sam has high card<text:line-break/>Pat: 4<text:line-break/>Sam: 14</text:p>
      <text:p text:style-name="P3">Pat drew card 10<text:line-break/>Sam drew card 6<text:line-break/>Pat has high card<text:line-break/>Pat: 6<text:line-break/>Sam: 14</text:p>
      <text:p text:style-name="P3">Pat drew card 9<text:line-break/>Sam drew card 7<text:line-break/>Pat has high card<text:line-break/>Pat: 8<text:line-break/>Sam: 14</text:p>
      <text:p text:style-name="P3">Pat drew card 4<text:line-break/>Sam drew card 13<text:line-break/>Sam has high card<text:line-break/><text:soft-page-break/>Pat: 8<text:line-break/>Sam: 16</text:p>
      <text:p text:style-name="P3">Pat drew card 3<text:line-break/>Sam drew card 3<text:line-break/>War<text:line-break/>Pat: 8<text:line-break/>Sam: 16</text:p>
      <text:p text:style-name="P3">Pat drew card 11<text:line-break/>Sam drew card 3<text:line-break/>Pat has high card<text:line-break/>Pat wins war of 4 cards<text:line-break/>Pat: 12<text:line-break/>Sam: 16</text:p>
      <text:p text:style-name="P3">Pat drew card 4<text:line-break/>Sam drew card 10<text:line-break/>Sam has high card<text:line-break/>Pat: 12<text:line-break/>Sam: 18</text:p>
      <text:p text:style-name="P3">Pat drew card 12<text:line-break/>Sam drew card 11<text:line-break/>Pat has high card<text:line-break/>Pat: 14<text:line-break/>Sam: 18</text:p>
      <text:p text:style-name="P3">Pat drew card 4<text:line-break/>Sam drew card 11<text:line-break/>Sam has high card<text:line-break/>Pat: 14<text:line-break/>Sam: 20</text:p>
      <text:p text:style-name="P3">Pat drew card 8<text:line-break/>Sam drew card 5<text:line-break/>Pat has high card<text:line-break/>Pat: 16<text:line-break/>Sam: 20</text:p>
      <text:p text:style-name="P3">Pat drew card 12<text:line-break/>Sam drew card 9<text:line-break/>Pat has high card<text:line-break/>Pat: 18<text:line-break/>Sam: 20</text:p>
      <text:p text:style-name="P3">Pat drew card 5<text:line-break/>Sam drew card 6<text:line-break/>Sam has high card<text:line-break/>Pat: 18<text:line-break/>Sam: 22</text:p>
      <text:p text:style-name="P3">Pat drew card 10<text:line-break/>Sam drew card 13<text:line-break/>Sam has high card<text:line-break/>Pat: 18<text:line-break/>Sam: 24</text:p>
      <text:p text:style-name="P3"><text:soft-page-break/>Pat drew card 2<text:line-break/>Sam drew card 2<text:line-break/>War<text:line-break/>Pat: 18<text:line-break/>Sam: 24</text:p>
      <text:p text:style-name="P3">Pat drew card 14<text:line-break/>Sam drew card 14<text:line-break/>War<text:line-break/>Pat: 18<text:line-break/>Sam: 24</text:p>
      <text:p text:style-name="P3">Pat drew card 2<text:line-break/>Sam drew card 5<text:line-break/>Sam has high card<text:line-break/>Sam wins war of 6 cards<text:line-break/>Pat: 18<text:line-break/>Sam: 30</text:p>
      <text:p text:style-name="P3">Pat drew card 11<text:line-break/>Sam drew card 14<text:line-break/>Sam has high card<text:line-break/>Pat: 18<text:line-break/>Sam: 32</text:p>
      <text:p text:style-name="P3">Pat drew card 10<text:line-break/>Sam drew card 3<text:line-break/>Pat has high card<text:line-break/>Pat: 20<text:line-break/>Sam: 32</text:p>
      <text:p text:style-name="P4">Final Score<text:line-break/>Pat: 20<text:line-break/>Sam: 32<text:line-break/>Winner: Sam</text:p>
      <text:h text:style-name="Heading_20_3" text:outline-level="3"><text:bookmark text:name="deck-shuffling"/>Deck Shuffling</text:h>
      <text:p text:style-name="Text_20_body">While seemingly simple-- shuffling a deck is a somewhat complicated problem. Luckily, Python's random library has a built in shuffle algorithm. Feel free to read the documentation, but we have provided a simple wrapper function that will return to you a shuffled deck of cards.</text:p>
      <text:p text:style-name="Preformatted_20_Text"/>
      <text:p text:style-name="Preformatted_20_Text"><text:span text:style-name="Source_20_Text">import random</text:span></text:p>
      <text:p text:style-name="Preformatted_20_Text"/>
      <text:p text:style-name="Preformatted_20_Text"><text:span text:style-name="Source_20_Text"># shuffled_deck: will return a shuffled deck to the user</text:span></text:p>
      <text:p text:style-name="Preformatted_20_Text"><text:span text:style-name="Source_20_Text">#input:</text:span></text:p>
      <text:p text:style-name="Preformatted_20_Text"><text:span text:style-name="Source_20_Text">#output: a list representing a shuffled deck</text:span></text:p>
      <text:p text:style-name="Preformatted_20_Text"><text:span text:style-name="Source_20_Text">def shuffled_deck():</text:span></text:p>
      <text:p text:style-name="Preformatted_20_Text"><text:span text:style-name="Source_20_Text"><text:s text:c="4"/>basic_deck = list(range(2, 15)) * 4</text:span></text:p>
      <text:p text:style-name="Preformatted_20_Text"><text:span text:style-name="Source_20_Text"><text:s text:c="4"/>random.shuffle(basic_deck)</text:span></text:p>
      <text:p text:style-name="P2"><text:span text:style-name="Source_20_Text"><text:s text:c="4"/>return basic_deck</text:span></text:p>
      <text:h text:style-name="Heading_20_3" text:outline-level="3"><text:bookmark text:name="bonus"/>Bonus!</text:h>
      <text:p text:style-name="Text_20_body">Instead of closing the program when the deck is empty, create a way for the user to play again.</text:p>
      <table:table table:name="Table3" table:style-name="Table3">
        <table:table-column table:style-name="Table3.A"/>
        <text:soft-page-break/>
        <table:table-row table:style-name="Table3.1">
          <table:table-cell table:style-name="Table3.A1" office:value-type="string">
            <text:p text:style-name="Table_20_Contents"><text:span text:style-name="Source_20_Text"><text:span text:style-name="T1"/></text:span></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4:43:19.024480278</meta:creation-date>
    <dc:date>2018-03-06T11:25:24.450650091</dc:date>
    <meta:editing-duration>PT52M40S</meta:editing-duration>
    <meta:editing-cycles>4</meta:editing-cycles>
    <meta:generator>LibreOffice/5.3.1.2$Linux_X86_64 LibreOffice_project/30m0$Build-2</meta:generator>
    <meta:document-statistic meta:table-count="3" meta:image-count="0" meta:object-count="0" meta:page-count="7" meta:paragraph-count="89" meta:word-count="997" meta:character-count="4888" meta:non-whitespace-character-count="3904"/>
  </office:meta>
</office:document-meta>
</file>